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sempio</text:span></text:p>
      <text:p text:style-name="P1"><text:span text:style-name="T1">lab01</text:span></text:p>
      <text:p text:style-name="P1"><text:span text:style-name="T1">lab02</text:span></text:p>
      <text:p text:style-name="P1"><text:span text:style-name="T1">lab03</text:span></text:p>
      <text:p text:style-name="P1"><text:span text:style-name="T1">prova</text:span></text:p>
      <text:p text:style-name="P1"><text:span text:style-name="T1">./test/prova/testo_prova.txt</text:span></text:p>
      <text:p text:style-name="P1"><text:span text:style-name="T1">./test/prova/testo.txt</text:span></text:p>
      <text:p text:style-name="P1"><text:span text:style-name="T1">./test/esempio/testo_esempio.txt</text:span></text:p>
      <text:p text:style-name="P1"><text:span text:style-name="T1">./test/esempio/testo.txt</text:span></text:p>
      <text:p text:style-name="P1"><text:span text:style-name="T1">./test/lab03/testo_lab03.txt</text:span></text:p>
      <text:p text:style-name="P1"><text:span text:style-name="T1">./test/lab03/testo.txt</text:span></text:p>
      <text:p text:style-name="P1"><text:span text:style-name="T1">./test/lab02/testo_lab02.txt</text:span></text:p>
      <text:p text:style-name="P1"><text:span text:style-name="T1">./test/lab02/testo.txt</text:span></text:p>
      <text:p text:style-name="P1"><text:span text:style-name="T1">./test/lab01/testo_lab01.txt</text:span></text:p>
      <text:p text:style-name="P1"><text:span text:style-name="T1">./test/lab01/testo.tx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15" meta:character-count="283" meta:non-whitespace-character-count="283"/>
    <meta:generator>LibreOfficeDev/6.0.5.2$Linux_X86_64 LibreOffice_project/</meta:generator>
  </office:meta>
</office:document-meta>
</file>